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2C2200005755E082580B.svg" manifest:media-type="image/svg+xml"/>
  <manifest:file-entry manifest:full-path="Pictures/200000010000157F000007DBD2B147CA.svg" manifest:media-type="image/svg+xml"/>
  <manifest:file-entry manifest:full-path="Pictures/1000000000000088000000A11499D81C.png" manifest:media-type="image/png"/>
  <manifest:file-entry manifest:full-path="Pictures/20000001000020C3000027610E0E8A1B.svg" manifest:media-type="image/svg+xml"/>
  <manifest:file-entry manifest:full-path="Pictures/1000000000000093000000B0D95741BC.png" manifest:media-type="image/png"/>
  <manifest:file-entry manifest:full-path="Pictures/2000000100003FDF000019F1CF8523E4.svg" manifest:media-type="image/svg+xml"/>
  <manifest:file-entry manifest:full-path="Pictures/2000000100000A8B000008C9AEEB7CDB.svg" manifest:media-type="image/svg+xml"/>
  <manifest:file-entry manifest:full-path="Pictures/200000010000093300000C4D10F79B8D.svg" manifest:media-type="image/svg+xml"/>
  <manifest:file-entry manifest:full-path="Pictures/20000001000006D2000009688BFA6E29.svg" manifest:media-type="image/svg+xml"/>
  <manifest:file-entry manifest:full-path="Pictures/20000001000025D40000187F903B5128.svg" manifest:media-type="image/svg+xml"/>
  <manifest:file-entry manifest:full-path="Pictures/2000000100003A65000036C7F73C8292.svg" manifest:media-type="image/svg+xml"/>
  <manifest:file-entry manifest:full-path="Pictures/2000000100002A2B00002AAFA554896E.svg" manifest:media-type="image/svg+xml"/>
  <manifest:file-entry manifest:full-path="Pictures/2000000100003678000046978D5A8EF7.svg" manifest:media-type="image/svg+xml"/>
  <manifest:file-entry manifest:full-path="Pictures/2000000100000A70000007A61CD43553.svg" manifest:media-type="image/svg+xml"/>
  <manifest:file-entry manifest:full-path="Pictures/20000001000019380000140D25A71E05.svg" manifest:media-type="image/svg+xml"/>
  <manifest:file-entry manifest:full-path="Pictures/200000010000228500001CF07F8A7B1E.svg" manifest:media-type="image/svg+xml"/>
  <manifest:file-entry manifest:full-path="Pictures/2000000100001BCD00004CCB9439D69F.svg" manifest:media-type="image/svg+xml"/>
  <manifest:file-entry manifest:full-path="Pictures/2000000100003CE0000035D9F3AFEF1C.svg" manifest:media-type="image/svg+xml"/>
  <manifest:file-entry manifest:full-path="Pictures/2000000100002DC9000030FD443B3CA2.svg" manifest:media-type="image/svg+xml"/>
  <manifest:file-entry manifest:full-path="Pictures/2000000100000A0600000BE3874B935A.svg" manifest:media-type="image/svg+xml"/>
  <manifest:file-entry manifest:full-path="Pictures/2000000100002AE400002496F9DE3BE3.svg" manifest:media-type="image/svg+xml"/>
  <manifest:file-entry manifest:full-path="Pictures/200000010000250000003CC67DF418EF.svg" manifest:media-type="image/svg+xml"/>
  <manifest:file-entry manifest:full-path="Pictures/2000000100002AFF000015E91CB9125D.svg" manifest:media-type="image/svg+xml"/>
  <manifest:file-entry manifest:full-path="Pictures/2000000100001C6C00002F7028F23A74.svg" manifest:media-type="image/svg+xml"/>
  <manifest:file-entry manifest:full-path="Pictures/2000000100002957000033AD576D4B86.svg" manifest:media-type="image/svg+xml"/>
  <manifest:file-entry manifest:full-path="Pictures/20000001000029C100001F6B359562CE.svg" manifest:media-type="image/svg+xml"/>
  <manifest:file-entry manifest:full-path="Pictures/10000000000001070000009AC0F208B1.png" manifest:media-type="image/png"/>
  <manifest:file-entry manifest:full-path="Pictures/200000010000099D000025EEDD8AFA78.svg" manifest:media-type="image/svg+xml"/>
  <manifest:file-entry manifest:full-path="Pictures/2000000100002C71000022EF4F3E8CDA.svg" manifest:media-type="image/svg+xml"/>
  <manifest:file-entry manifest:full-path="Pictures/200000010000295700001F86B3BB8C2A.svg" manifest:media-type="image/svg+xml"/>
  <manifest:file-entry manifest:full-path="Pictures/2000000100001DC4000004DC1F971806.svg" manifest:media-type="image/svg+xml"/>
  <manifest:file-entry manifest:full-path="Pictures/2000000100001F0200000D064DCA3F95.svg" manifest:media-type="image/svg+xml"/>
  <manifest:file-entry manifest:full-path="Pictures/2000000100001A9000001F6B5E764478.svg" manifest:media-type="image/svg+xml"/>
  <manifest:file-entry manifest:full-path="Pictures/200000010000121600003B88757AF896.svg" manifest:media-type="image/svg+xml"/>
  <manifest:file-entry manifest:full-path="Pictures/20000001000055AE00005CB5C4D181A4.svg" manifest:media-type="image/svg+xml"/>
  <manifest:file-entry manifest:full-path="Pictures/200000010000538200009A4E76600019.svg" manifest:media-type="image/svg+xml"/>
  <manifest:file-entry manifest:full-path="Pictures/2000000100001C37000017E03347F2E1.svg" manifest:media-type="image/svg+xml"/>
  <manifest:file-entry manifest:full-path="Pictures/2000000100005FE9000032207F13C58A.svg" manifest:media-type="image/svg+xml"/>
  <manifest:file-entry manifest:full-path="Pictures/200000010000196D00001C1D3E459950.svg" manifest:media-type="image/svg+xml"/>
  <manifest:file-entry manifest:full-path="Pictures/2000000100004C9600002CF5ECA764A6.svg" manifest:media-type="image/svg+xml"/>
  <manifest:file-entry manifest:full-path="Pictures/20000001000008AF00000A212E7FA300.svg" manifest:media-type="image/svg+xml"/>
  <manifest:file-entry manifest:full-path="Pictures/20000001000026DC000027B0CB3A7C18.svg" manifest:media-type="image/svg+xml"/>
  <manifest:file-entry manifest:full-path="Pictures/2000000100004EDC00001266E95D8D3F.svg" manifest:media-type="image/svg+xml"/>
  <manifest:file-entry manifest:full-path="Pictures/20000001000027B0000018CEB0A99FB0.svg" manifest:media-type="image/svg+xml"/>
  <manifest:file-entry manifest:full-path="Pictures/2000000100009D4E00005470C60721C5.svg" manifest:media-type="image/svg+xml"/>
  <manifest:file-entry manifest:full-path="Pictures/2000000100000FEB000011C76C0678B0.svg" manifest:media-type="image/svg+xml"/>
  <manifest:file-entry manifest:full-path="Pictures/20000001000034EB000021135DB312FD.svg" manifest:media-type="image/svg+xml"/>
  <manifest:file-entry manifest:full-path="Pictures/2000000100001F0200001791C0DC2B8A.svg" manifest:media-type="image/svg+xml"/>
  <manifest:file-entry manifest:full-path="Pictures/20000001000050ED000047360C5BC587.svg" manifest:media-type="image/svg+xml"/>
  <manifest:file-entry manifest:full-path="Pictures/200000010000177600001C1D42EC43F7.svg" manifest:media-type="image/svg+xml"/>
  <manifest:file-entry manifest:full-path="Pictures/200000010000455A000052FE24B594F9.svg" manifest:media-type="image/svg+xml"/>
  <manifest:file-entry manifest:full-path="Pictures/2000000100000D3B00000AA5C5D2ECF5.svg" manifest:media-type="image/svg+xml"/>
  <manifest:file-entry manifest:full-path="Pictures/2000000100002AFF000023DD518C9BC0.svg" manifest:media-type="image/svg+xml"/>
  <manifest:file-entry manifest:full-path="Pictures/2000000100002C5700002B9DE5A86975.svg" manifest:media-type="image/svg+xml"/>
  <manifest:file-entry manifest:full-path="Pictures/2000000100001F1C000017E05F81B284.svg" manifest:media-type="image/svg+xml"/>
  <manifest:file-entry manifest:full-path="Pictures/2000000100002E3300001F1C826C6F8A.svg" manifest:media-type="image/svg+xml"/>
  <manifest:file-entry manifest:full-path="Pictures/2000000100000B2A00000A8B4DEF4686.svg" manifest:media-type="image/svg+xml"/>
  <manifest:file-entry manifest:full-path="Pictures/200000010000106F0000098267220980.svg" manifest:media-type="image/svg+xml"/>
  <manifest:file-entry manifest:full-path="Pictures/100002010000012C000000F5729ED2C5.png" manifest:media-type="image/png"/>
  <manifest:file-entry manifest:full-path="Pictures/20000001000033AD00002957AEBD4B30.svg" manifest:media-type="image/svg+xml"/>
  <manifest:file-entry manifest:full-path="Pictures/20000001000008E300000668929729C8.svg" manifest:media-type="image/svg+xml"/>
  <manifest:file-entry manifest:full-path="Pictures/200000010000238E00002ED24E02FDDA.svg" manifest:media-type="image/svg+xml"/>
  <manifest:file-entry manifest:full-path="Pictures/20000001000014E1000014E1C92D1560.svg" manifest:media-type="image/svg+xml"/>
  <manifest:file-entry manifest:full-path="Pictures/2000000100000D060000085F12FA93FB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657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2.044cm"/>
    </style:style>
    <style:style style:name="gr1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424cm"/>
    </style:style>
    <style:style style:name="gr19" style:family="graphic" style:parent-style-name="standard">
      <style:graphic-properties draw:stroke="none" svg:stroke-color="#000000" draw:fill="none" draw:fill-color="#ffffff" fo:min-height="2.362cm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101cm"/>
    </style:style>
    <style:style style:name="gr23" style:family="graphic" style:parent-style-name="standard">
      <style:graphic-properties draw:stroke="none" svg:stroke-color="#000000" draw:fill="none" draw:fill-color="#ffffff" fo:min-height="0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margin-left="0cm" fo:margin-right="0cm" fo:line-height="78%" fo:text-align="center" fo:text-indent="0cm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family="'AA cursive'" style:font-pitch="variable" fo:font-weight="bold" style:font-weight-asian="bold" style:font-weight-complex="bold"/>
    </style:style>
    <style:style style:name="P14" style:family="paragraph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74%" fo:text-align="center" fo:text-indent="0cm"/>
    </style:style>
    <style:style style:name="P17" style:family="paragraph">
      <style:paragraph-properties fo:margin-left="0cm" fo:margin-right="0cm" fo:line-height="74%" fo:text-align="center" fo:text-indent="0cm"/>
      <style:text-properties fo:font-family="StayPuft" style:font-pitch="variable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0pt" style:font-size-asian="40pt" style:font-size-complex="40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 fo:font-size="18pt"/>
    </style:style>
    <style:style style:name="T8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family="StayPuft" style:font-pitch="variable" fo:font-size="116.199996948242pt" style:font-size-asian="116.199996948242pt" style:font-size-complex="116.199996948242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family="'AA cursive'" style:font-pitch="variable"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4.173cm" draw:transform="rotate (1.5707963267949) translate (0.871cm 20.13cm)">
          <draw:text-box>
            <text:p text:style-name="P1"><text:span text:style-name="T1">Atelier</text:span><text:span text:style-name="T2"> </text:span><text:span text:style-name="T3">Mots Fléchés</text:span><text:span text:style-name="T2"> </text:span><text:span text:style-name="T1">niveau 3</text:span></text:p>
          </draw:text-box>
        </draw:frame>
        <draw:frame draw:style-name="gr2" draw:text-style-name="P4" draw:layer="layout" svg:width="19cm" svg:height="13.237cm" draw:transform="rotate (1.5707963267949) translate (6.901cm 20.13cm)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Fléché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8">3- Historique</text:span></text:p>
            <text:p text:style-name="P3"><text:span text:style-name="T6">Mai 2012 : Version Initiale (A. RENAUDIN)</text:span></text:p>
          </draw:text-box>
        </draw:frame>
      </draw:page>
      <draw:page draw:name="page2" draw:style-name="dp1" draw:master-page-name="Standard">
        <draw:frame draw:style-name="gr3" draw:text-style-name="P6" draw:layer="layout" svg:width="13.778cm" svg:height="7.644cm" draw:transform="rotate (1.5707963267949) translate (0.896cm 20.476cm)">
          <draw:text-box>
            <text:p text:style-name="P5"><text:span text:style-name="T9">Mots Fléchés</text:span></text:p>
          </draw:text-box>
        </draw:frame>
        <draw:frame draw:style-name="gr4" draw:text-style-name="P4" draw:layer="layout" svg:width="10.033cm" svg:height="2.201cm" draw:transform="rotate (1.5707963267949) translate (10.744cm 11.022cm)">
          <draw:text-box>
            <text:p text:style-name="P1"><text:span text:style-name="T10">Niveau : 3</text:span></text:p>
          </draw:text-box>
        </draw:frame>
        <draw:rect draw:style-name="gr5" draw:text-style-name="P8" draw:layer="layout" svg:width="6.687cm" svg:height="3.6cm" draw:transform="rotate (1.5707963267949) translate (0.896cm 7.362cm)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6" draw:text-style-name="P9" draw:layer="layout" svg:width="2.441cm" svg:height="1.967cm" draw:transform="rotate (1.5707963267949) translate (26.427cm 3.429cm)">
          <text:p/>
        </draw:rect>
        <draw:frame draw:style-name="gr7" draw:text-style-name="P9" draw:layer="layout" svg:width="2.147cm" svg:height="1.753cm" draw:transform="rotate (1.5707963267949) translate (26.541cm 3.329cm)">
          <draw:image xlink:href="Pictures/100002010000012C000000F5729ED2C5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20.251cm 15.6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9.795cm 14.125cm)">
          <text:p text:style-name="P9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19.339cm 12.60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7cm" draw:transform="rotate (1.86209177895275) translate (18.884cm 11.084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83cm" svg:height="4.24cm" draw:transform="rotate (1.34372899111043) translate (15.466cm 9.43cm)">
          <draw:image xlink:href="Pictures/1000000000000088000000A11499D81C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18.427cm 9.5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7.971cm 8.042cm)">
          <text:p text:style-name="P9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8cm" draw:transform="rotate (1.86209177895275) translate (18.73cm 16.1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9cm" draw:transform="rotate (1.86209177895275) translate (21.771cm 15.189cm)">
          <text:p text:style-name="P9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23.293cm 14.7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8cm" draw:transform="rotate (1.86209177895275) translate (24.814cm 14.277cm)">
          <text:p text:style-name="P9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2.838cm 13.2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7cm" draw:transform="rotate (1.86209177895275) translate (22.382cm 11.692cm)">
          <text:p text:style-name="P9"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9cm" svg:height="1.588cm" draw:transform="rotate (1.86209177895275) translate (17.362cm 11.54cm)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9cm" draw:transform="rotate (1.86209177895275) translate (20.404cm 10.628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75cm" svg:height="1.487cm" svg:x="29.7cm" svg:y="9.751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0" draw:layer="layout" svg:width="1.588cm" svg:height="1.589cm" draw:transform="rotate (1.86209177895275) translate (19.492cm 7.586cm)">
          <text:p text:style-name="P9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1.014cm 7.129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858cm" svg:height="4.627cm" draw:transform="rotate (2.26107404595865) translate (17.512cm 19.134cm)">
          <draw:image xlink:href="Pictures/1000000000000093000000B0D95741BC.png" xlink:type="simple" xlink:show="embed" xlink:actuate="onLoad">
            <text:p/>
          </draw:image>
        </draw:frame>
        <draw:frame draw:style-name="gr7" draw:text-style-name="P9" draw:layer="layout" svg:width="1.573cm" svg:height="1.207cm" svg:x="31.077cm" svg:y="13.897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9" draw:layer="layout" svg:width="6.929cm" svg:height="4.056cm" draw:transform="rotate (1.55439023182615) translate (22.741cm 12.42cm)">
          <draw:image xlink:href="Pictures/10000000000001070000009AC0F208B1.png" xlink:type="simple" xlink:show="embed" xlink:actuate="onLoad">
            <text:p/>
          </draw:image>
        </draw:frame>
        <draw:custom-shape draw:style-name="gr10" draw:text-style-name="P12" draw:layer="layout" svg:width="1.587cm" svg:height="1.589cm" draw:transform="rotate (1.86209177895275) translate (21.771cm 15.189cm)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9cm" svg:height="1.588cm" draw:transform="rotate (1.86209177895275) translate (17.362cm 11.54cm)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9.795cm 14.125cm)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7.971cm 8.042cm)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7cm" svg:height="1.587cm" draw:transform="rotate (1.86209177895275) translate (22.382cm 11.692cm)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4.727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4.72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4.72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4.72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4.72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34cm" svg:height="2.175cm" svg:x="4.727cm" svg:y="2.547cm">
          <draw:image xlink:href="Pictures/2000000100000A0600000BE3874B935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727cm" svg:y="6.6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8.57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0.50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4.36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8.21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0.50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0.506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0.506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0.506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0.506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51cm" svg:y="10.50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0.50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6.6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8.578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19cm" svg:height="2.053cm" svg:x="16.295cm" svg:y="0.741cm">
          <draw:image xlink:href="Pictures/2000000100002DC9000030FD443B3CA2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6.295cm" svg:y="2.79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6.6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8.57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2.43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63cm" svg:height="1.714cm" svg:x="1.764cm" svg:y="16.504cm">
          <draw:image xlink:href="Pictures/200000010000106F000009826722098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6.655cm" svg:y="16.2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6.2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6.29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93cm" svg:height="2.826cm" svg:x="8.583cm" svg:y="1.896cm">
          <draw:image xlink:href="Pictures/2000000100001C6C00002F7028F23A74.svg" xlink:type="simple" xlink:show="embed" xlink:actuate="onLoad">
            <text:p/>
          </draw:image>
        </draw:frame>
        <draw:frame draw:style-name="gr7" draw:text-style-name="P9" draw:layer="layout" svg:width="1.925cm" svg:height="1.642cm" svg:x="22.079cm" svg:y="5.008cm">
          <draw:image xlink:href="Pictures/2000000100002AE400002496F9DE3BE3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079cm" svg:y="8.57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6.65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2.434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4.36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35cm" svg:height="1.847cm" svg:x="2.377cm" svg:y="10.506cm">
          <draw:image xlink:href="Pictures/2000000100002C71000022EF4F3E8CDA.sv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12.399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4.83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6.7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8.68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0.616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2.54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4.47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6.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8.32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8.688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8.68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8.688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8.68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967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42cm" svg:height="1.621cm" svg:x="0.817cm" svg:y="3.104cm">
          <draw:image xlink:href="Pictures/20000001000050ED000047360C5BC58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2.90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2.90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2.904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2.904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759cm" svg:y="2.90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4cm" svg:height="1.93cm" svg:x="2.147cm" svg:y="12.544cm">
          <draw:image xlink:href="Pictures/2000000100001F0200001791C0DC2B8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2.544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36cm" svg:x="10.905cm" svg:y="14.476cm">
          <draw:image xlink:href="Pictures/2000000100003678000046978D5A8EF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4.47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4.472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4.472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0.61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6.7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4.83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796cm" svg:height="1.733cm" svg:x="5.287cm" svg:y="5.027cm">
          <draw:image xlink:href="Pictures/2000000100001BCD00004CCB9439D69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68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6.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0.616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6.7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68cm" svg:x="1.265cm" svg:y="16.4cm">
          <draw:image xlink:href="Pictures/200000010000238E00002ED24E02FDD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.759cm" svg:y="16.4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6.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119cm" svg:height="1.267cm" svg:x="7.352cm" svg:y="18.628cm">
          <draw:image xlink:href="Pictures/2000000100003FDF000019F1CF8523E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8.32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18.328cm">
          <text:p text:style-name="P9"><text:span text:style-name="T1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8.32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8.328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8.328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8cm" svg:height="0.74cm" svg:x="25.595cm" svg:y="6.02cm">
          <draw:image xlink:href="Pictures/2000000100004EDC00001266E95D8D3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5.895cm" svg:y="6.7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0.61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2.544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6.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8.32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75cm" svg:height="2.171cm" svg:x="12.852cm" svg:y="0.733cm">
          <draw:image xlink:href="Pictures/200000010000538200009A4E76600019.svg" xlink:type="simple" xlink:show="embed" xlink:actuate="onLoad">
            <text:p/>
          </draw:image>
        </draw:frame>
        <draw:frame draw:style-name="gr7" draw:text-style-name="P9" draw:layer="layout" svg:width="1.715cm" svg:height="1.687cm" svg:x="14.54cm" svg:y="5.032cm">
          <draw:image xlink:href="Pictures/2000000100002C5700002B9DE5A86975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8.183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4.83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85cm" svg:height="0.49cm" svg:x="6.858cm" svg:y="9.497cm">
          <draw:image xlink:href="Pictures/2000000100001DC4000004DC1F971806.sv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2.934cm" svg:y="15.819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862cm" svg:y="15.81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5.81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18cm" svg:y="15.81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5.81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574cm" svg:y="15.81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15.81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5.81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15.81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15.81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3cm" svg:height="2.677cm" svg:x="3.034cm" svg:y="7.358cm">
          <draw:image xlink:href="Pictures/200000010000250000003CC67DF418E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.934cm" svg:y="17.7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3.89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1.96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10.035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6.17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8.10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0.03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1.96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13.89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79cm" svg:y="4.25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7.7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4.25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6.17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8.107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0.03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11.963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43cm" svg:y="2.323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862cm" svg:y="4.25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934cm" svg:y="4.25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718cm" svg:y="4.25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4.25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746cm" svg:height="2.061cm" svg:x="13.756cm" svg:y="10.035cm">
          <draw:image xlink:href="Pictures/200000010000099D000025EEDD8AFA7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502cm" svg:y="10.03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10.03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10.03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0.035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6.179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6.17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6.17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6.17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142cm" svg:y="6.17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8.10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1.96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214cm" svg:y="13.891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7.747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1.963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646cm" svg:y="10.035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502cm" svg:y="2.32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574cm" svg:y="2.3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358cm" svg:y="2.323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286cm" svg:y="2.32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142cm" svg:y="13.89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07cm" svg:y="13.891cm">
          <text:p text:style-name="P9"><text:span text:style-name="T16">X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56cm" svg:height="1.945cm" svg:x="11.084cm" svg:y="2.323cm">
          <draw:image xlink:href="Pictures/2000000100002957000033AD576D4B86.svg" xlink:type="simple" xlink:show="embed" xlink:actuate="onLoad">
            <text:p/>
          </draw:image>
        </draw:frame>
        <draw:frame draw:style-name="gr7" draw:text-style-name="P9" draw:layer="layout" svg:width="1.931cm" svg:height="0.811cm" svg:x="16.43cm" svg:y="1.512cm">
          <draw:image xlink:href="Pictures/2000000100001F0200000D064DCA3F95.svg" xlink:type="simple" xlink:show="embed" xlink:actuate="onLoad">
            <text:p/>
          </draw:image>
        </draw:frame>
        <draw:frame draw:style-name="gr7" draw:text-style-name="P9" draw:layer="layout" svg:width="1.913cm" svg:height="1.794cm" svg:x="6.79cm" svg:y="2.457cm">
          <draw:image xlink:href="Pictures/2000000100003A65000036C7F73C8292.svg" xlink:type="simple" xlink:show="embed" xlink:actuate="onLoad">
            <text:p/>
          </draw:image>
        </draw:frame>
        <draw:frame draw:style-name="gr7" draw:text-style-name="P9" draw:layer="layout" svg:width="1.119cm" svg:height="2.214cm" svg:x="13.383cm" svg:y="6.079cm">
          <draw:image xlink:href="Pictures/2000000100002C2200005755E082580B.svg" xlink:type="simple" xlink:show="embed" xlink:actuate="onLoad">
            <text:p/>
          </draw:image>
        </draw:frame>
        <draw:frame draw:style-name="gr7" draw:text-style-name="P9" draw:layer="layout" svg:width="1.469cm" svg:height="1.76cm" svg:x="22.414cm" svg:y="4.419cm">
          <draw:image xlink:href="Pictures/200000010000177600001C1D42EC43F7.svg" xlink:type="simple" xlink:show="embed" xlink:actuate="onLoad">
            <text:p/>
          </draw:image>
        </draw:frame>
        <draw:frame draw:style-name="gr7" draw:text-style-name="P9" draw:layer="layout" svg:width="1.799cm" svg:height="1.821cm" svg:x="1.135cm" svg:y="15.819cm">
          <draw:image xlink:href="Pictures/2000000100002A2B00002AAFA554896E.svg" xlink:type="simple" xlink:show="embed" xlink:actuate="onLoad">
            <text:p/>
          </draw:image>
        </draw:frame>
        <draw:frame draw:style-name="gr7" draw:text-style-name="P9" draw:layer="layout" svg:width="1.904cm" svg:height="0.995cm" svg:x="10.646cm" svg:y="8.94cm">
          <draw:image xlink:href="Pictures/2000000100005FE9000032207F13C58A.svg" xlink:type="simple" xlink:show="embed" xlink:actuate="onLoad">
            <text:p/>
          </draw:image>
        </draw:frame>
        <draw:frame draw:style-name="gr7" draw:text-style-name="P9" draw:layer="layout" svg:width="1.799cm" svg:height="1.591cm" svg:x="1.135cm" svg:y="4.351cm">
          <draw:image xlink:href="Pictures/2000000100003CE0000035D9F3AFEF1C.svg" xlink:type="simple" xlink:show="embed" xlink:actuate="onLoad">
            <text:p/>
          </draw:image>
        </draw:frame>
        <draw:custom-shape draw:style-name="gr14" draw:text-style-name="P9" draw:layer="layout" svg:width="1.386cm" svg:height="1.386cm" svg:x="20.62cm" svg:y="14.111cm">
          <text:p/>
          <draw:enhanced-geometry svg:viewBox="0 0 21600 21600" draw:path-stretchpoint-x="10800" draw:path-stretchpoint-y="10800" draw:text-areas="?f3 ?f4 ?f5 ?f6" draw:type="round-rectangle" draw:modifiers="1713.049747656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0.252cm" svg:height="0.252cm" svg:x="20.912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3cm" svg:x="20.912cm" svg:y="14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0.912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1.411cm" svg:y="14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3cm" svg:x="21.411cm" svg:y="14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2cm" svg:height="0.252cm" svg:x="21.411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7.024cm" svg:y="6.613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6.613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6.613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6.613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6.61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64cm" svg:y="6.61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6.61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6.61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6.61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86cm" svg:height="1.063cm" svg:x="7.024cm" svg:y="1.694cm">
          <draw:image xlink:href="Pictures/2000000100002AFF000015E91CB9125D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7.024cm" svg:y="4.68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2.75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8.541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0.46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2.39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4.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6.228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024cm" svg:y="18.15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47cm" svg:height="1.935cm" svg:x="1.721cm" svg:y="2.757cm">
          <draw:image xlink:href="Pictures/200000010000093300000C4D10F79B8D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5.096cm" svg:y="2.75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2.757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2.75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2.757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2.75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95cm" svg:height="2.051cm" svg:x="12.808cm" svg:y="0.706cm">
          <draw:image xlink:href="Pictures/20000001000055AE00005CB5C4D181A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2.808cm" svg:y="4.68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8.541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0.46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2.397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4.32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6.25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808cm" svg:y="18.18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19cm" svg:height="1.42cm" svg:x="0.749cm" svg:y="10.769cm">
          <draw:image xlink:href="Pictures/2000000100004C9600002CF5ECA764A6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5.096cm" svg:y="10.46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0.46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10.46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62cm" svg:height="1.339cm" svg:x="9.118cm" svg:y="14.625cm">
          <draw:image xlink:href="Pictures/2000000100001F0200001791C0DC2B8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88cm" svg:y="14.325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4.32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664cm" svg:y="14.325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4.32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83cm" svg:height="1.655cm" svg:x="3.468cm" svg:y="4.958cm">
          <draw:image xlink:href="Pictures/200000010000455A000052FE24B594F9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3.168cm" svg:y="8.54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6.61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2.39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168cm" svg:y="14.32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096cm" svg:y="18.156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952cm" svg:y="18.156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88cm" svg:y="18.156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736cm" svg:y="18.18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7cm" svg:height="1.558cm" svg:x="18.592cm" svg:y="1.199cm">
          <draw:image xlink:href="Pictures/2000000100000A8B000008C9AEEB7CDB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8.592cm" svg:y="4.68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2.757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8.54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0.46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2.397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10.469cm">
          <text:p text:style-name="P9"><text:span text:style-name="T16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503cm" svg:height="1.807cm" svg:x="17.089cm" svg:y="10.569cm">
          <draw:image xlink:href="Pictures/20000001000020C3000027610E0E8A1B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448cm" svg:y="10.469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4.376cm" svg:y="10.46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0.46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49cm" svg:height="1.405cm" svg:x="22.448cm" svg:y="3.28cm">
          <draw:image xlink:href="Pictures/20000001000008E300000668929729C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448cm" svg:y="4.68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8.54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12.39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23cm" svg:height="1.627cm" svg:x="26.304cm" svg:y="6.914cm">
          <draw:image xlink:href="Pictures/2000000100001C37000017E03347F2E1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6.304cm" svg:y="8.54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2.39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4.32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6.25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6.304cm" svg:y="18.18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309cm" svg:height="1.936cm" svg:x="2.787cm" svg:y="18.156cm">
          <draw:image xlink:href="Pictures/200000010000228500001CF07F8A7B1E.svg" xlink:type="simple" xlink:show="embed" xlink:actuate="onLoad">
            <text:p/>
          </draw:image>
        </draw:frame>
        <draw:frame draw:style-name="gr7" draw:text-style-name="P9" draw:layer="layout" svg:width="1.289cm" svg:height="1.504cm" svg:x="17.303cm" svg:y="18.381cm">
          <draw:image xlink:href="Pictures/20000001000008AF00000A212E7FA30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4.376cm" svg:y="18.18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448cm" svg:y="18.18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52cm" svg:y="18.18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592cm" svg:y="18.181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5.947cm" svg:y="6.303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8.23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0.15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2.087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4.015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5.943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947cm" svg:y="17.87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019cm" svg:y="14.01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091cm" svg:y="14.015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875cm" svg:y="14.01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14.015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14.015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77cm" svg:height="1.888cm" svg:x="3.37cm" svg:y="6.303cm">
          <draw:image xlink:href="Pictures/2000000100000A70000007A61CD43553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7.875cm" svg:y="6.303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6.30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6.303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3.659cm" svg:y="6.30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587cm" svg:y="6.303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6.303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6.30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4.37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2.447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8.231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0.15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2.087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4.015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515cm" svg:y="15.94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03cm" svg:height="1.947cm" svg:x="6.773cm" svg:y="2.447cm">
          <draw:image xlink:href="Pictures/2000000100000D060000085F12FA93FB.svg" xlink:type="simple" xlink:show="embed" xlink:actuate="onLoad">
            <text:p/>
          </draw:image>
        </draw:frame>
        <draw:frame draw:style-name="gr7" draw:text-style-name="P9" draw:layer="layout" svg:width="1.981cm" svg:height="1.283cm" svg:x="17.515cm" svg:y="1.164cm">
          <draw:image xlink:href="Pictures/20000001000025D40000187F903B5128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5.587cm" svg:y="2.44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2.447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371cm" svg:y="2.447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2.44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3.659cm" svg:y="2.44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731cm" svg:y="2.447cm">
          <text:p text:style-name="P9"><text:span text:style-name="T16">Y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2.447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45cm" svg:height="1.546cm" svg:x="9.803cm" svg:y="0.901cm">
          <draw:image xlink:href="Pictures/20000001000019380000140D25A71E05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9.803cm" svg:y="4.394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8.231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803cm" svg:y="10.15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17cm" svg:height="0.883cm" svg:x="1.602cm" svg:y="10.653cm">
          <draw:image xlink:href="Pictures/200000010000157F000007DBD2B147C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019cm" svg:y="10.15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875cm" svg:y="10.15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129cm" svg:height="1.623cm" svg:x="13.458cm" svg:y="10.259cm">
          <draw:image xlink:href="Pictures/200000010000295700001F86B3BB8C2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5.587cm" svg:y="10.159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443cm" svg:y="10.159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371cm" svg:y="10.159cm">
          <text:p text:style-name="P9"><text:span text:style-name="T1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0.15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227cm" svg:y="10.15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8.23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6.303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2.08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299cm" svg:y="14.01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895cm" svg:height="1.895cm" svg:x="2.235cm" svg:y="8.087cm">
          <text:p text:style-name="P9"><text:span text:style-name="T16">Z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4.13cm" svg:y="8.08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6.025cm" svg:y="8.087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7.92cm" svg:y="8.08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9.815cm" svg:y="8.08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.235cm" svg:y="9.98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.235cm" svg:y="6.192cm">
          <text:p text:style-name="P9"><text:span text:style-name="T16">Z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.235cm" svg:y="4.297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.235cm" svg:y="2.40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4cm" svg:x="2.235cm" svg:y="11.877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64cm" svg:height="1.097cm" svg:x="0.871cm" svg:y="2.702cm">
          <draw:image xlink:href="Pictures/2000000100000D3B00000AA5C5D2ECF5.svg" xlink:type="simple" xlink:show="embed" xlink:actuate="onLoad">
            <text:p/>
          </draw:image>
        </draw:frame>
        <draw:custom-shape draw:style-name="gr9" draw:text-style-name="P10" draw:layer="layout" svg:width="1.895cm" svg:height="1.895cm" svg:x="4.13cm" svg:y="2.402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6.025cm" svg:y="2.40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7.92cm" svg:y="2.40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9.815cm" svg:y="2.40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1.71cm" svg:y="2.402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2.40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7.92cm" svg:y="4.297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7.92cm" svg:y="6.192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7.92cm" svg:y="9.98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4.297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6.192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8.08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9.98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1.71cm" svg:y="6.19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5.5cm" svg:y="6.19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4cm" svg:height="1.895cm" svg:x="17.395cm" svg:y="6.19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9.289cm" svg:y="6.19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4cm" svg:height="1.894cm" svg:x="17.395cm" svg:y="11.877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4cm" svg:height="1.895cm" svg:x="17.395cm" svg:y="8.087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4cm" svg:height="1.895cm" svg:x="17.395cm" svg:y="9.98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71cm" svg:height="1.353cm" svg:x="17.395cm" svg:y="4.779cm">
          <draw:image xlink:href="Pictures/2000000100002AFF000023DD518C9BC0.svg" xlink:type="simple" xlink:show="embed" xlink:actuate="onLoad">
            <text:p/>
          </draw:image>
        </draw:frame>
        <draw:custom-shape draw:style-name="gr9" draw:text-style-name="P10" draw:layer="layout" svg:width="1.894cm" svg:height="1.895cm" svg:x="17.395cm" svg:y="13.771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9.815cm" svg:y="13.77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1.71cm" svg:y="13.771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13.771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5.5cm" svg:y="13.77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9.289cm" svg:y="13.771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1.184cm" svg:y="13.77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3.079cm" svg:y="13.771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4.974cm" svg:y="13.771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6.869cm" svg:y="13.771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4cm" svg:x="9.815cm" svg:y="11.877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9.815cm" svg:y="15.66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9.815cm" svg:y="17.561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5.5cm" svg:y="15.666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5.5cm" svg:y="17.561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cm" svg:height="1.787cm" svg:x="0.635cm" svg:y="15.774cm">
          <draw:image xlink:href="Pictures/2000000100000FEB000011C76C0678B0.svg" xlink:type="simple" xlink:show="embed" xlink:actuate="onLoad">
            <text:p/>
          </draw:image>
        </draw:frame>
        <draw:frame draw:style-name="gr7" draw:text-style-name="P9" draw:layer="layout" svg:width="2.502cm" svg:height="1.343cm" svg:x="7.313cm" svg:y="17.861cm">
          <draw:image xlink:href="Pictures/2000000100009D4E00005470C60721C5.svg" xlink:type="simple" xlink:show="embed" xlink:actuate="onLoad">
            <text:p/>
          </draw:image>
        </draw:frame>
        <draw:custom-shape draw:style-name="gr9" draw:text-style-name="P10" draw:layer="layout" svg:width="1.895cm" svg:height="1.895cm" svg:x="7.92cm" svg:y="15.666cm">
          <text:p text:style-name="P9"><text:span text:style-name="T16">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6.025cm" svg:y="15.666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4.13cm" svg:y="15.66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.235cm" svg:y="15.666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1.71cm" svg:y="17.56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3.605cm" svg:y="17.561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4cm" svg:height="1.895cm" svg:x="17.395cm" svg:y="17.561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19.289cm" svg:y="17.561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1.184cm" svg:y="17.56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203cm" svg:height="2.381cm" svg:x="23.479cm" svg:y="3.811cm">
          <draw:image xlink:href="Pictures/2000000100002C2200005755E082580B.svg" xlink:type="simple" xlink:show="embed" xlink:actuate="onLoad">
            <text:p/>
          </draw:image>
        </draw:frame>
        <draw:custom-shape draw:style-name="gr9" draw:text-style-name="P10" draw:layer="layout" svg:width="1.895cm" svg:height="1.895cm" svg:x="23.079cm" svg:y="15.66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4cm" svg:x="23.079cm" svg:y="11.877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3.079cm" svg:y="9.98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3.079cm" svg:y="8.087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3.079cm" svg:y="6.19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796cm" svg:height="1.796cm" svg:x="26.869cm" svg:y="4.298cm">
          <draw:image xlink:href="Pictures/20000001000014E1000014E1C92D1560.svg" xlink:type="simple" xlink:show="embed" xlink:actuate="onLoad">
            <text:p/>
          </draw:image>
        </draw:frame>
        <draw:custom-shape draw:style-name="gr9" draw:text-style-name="P10" draw:layer="layout" svg:width="1.895cm" svg:height="1.894cm" svg:x="26.869cm" svg:y="11.877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6.869cm" svg:y="15.66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6.869cm" svg:y="9.98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6.869cm" svg:y="8.087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895cm" svg:height="1.895cm" svg:x="26.869cm" svg:y="6.192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383cm" svg:height="1.908cm" svg:x="8.22cm" svg:y="0.694cm">
          <draw:image xlink:href="Pictures/20000001000006D2000009688BFA6E29.svg" xlink:type="simple" xlink:show="embed" xlink:actuate="onLoad">
            <text:p/>
          </draw:image>
        </draw:frame>
        <draw:frame draw:style-name="gr7" draw:text-style-name="P9" draw:layer="layout" svg:width="1.6cm" svg:height="1.769cm" svg:x="0.635cm" svg:y="8.087cm">
          <draw:image xlink:href="Pictures/200000010000196D00001C1D3E459950.svg" xlink:type="simple" xlink:show="embed" xlink:actuate="onLoad">
            <text:p/>
          </draw:image>
        </draw:frame>
        <draw:frame draw:style-name="gr7" draw:text-style-name="P9" draw:layer="layout" svg:width="1.904cm" svg:height="1.282cm" svg:x="2.235cm" svg:y="1.12cm">
          <draw:image xlink:href="Pictures/2000000100002E3300001F1C826C6F8A.svg" xlink:type="simple" xlink:show="embed" xlink:actuate="onLoad">
            <text:p/>
          </draw:image>
        </draw:frame>
        <draw:frame draw:style-name="gr7" draw:text-style-name="P9" draw:layer="layout" svg:width="1.672cm" svg:height="1.708cm" svg:x="13.805cm" svg:y="0.694cm">
          <draw:image xlink:href="Pictures/20000001000026DC000027B0CB3A7C18.svg" xlink:type="simple" xlink:show="embed" xlink:actuate="onLoad">
            <text:p/>
          </draw:image>
        </draw:frame>
        <draw:frame draw:style-name="gr7" draw:text-style-name="P9" draw:layer="layout" svg:width="2.055cm" svg:height="1.644cm" svg:x="10.251cm" svg:y="10.233cm">
          <draw:image xlink:href="Pictures/20000001000033AD00002957AEBD4B30.svg" xlink:type="simple" xlink:show="embed" xlink:actuate="onLoad">
            <text:p/>
          </draw:image>
        </draw:frame>
        <draw:frame draw:style-name="gr7" draw:text-style-name="P9" draw:layer="layout" svg:width="2.603cm" svg:height="1.959cm" svg:x="7.212cm" svg:y="13.707cm">
          <draw:image xlink:href="Pictures/20000001000029C100001F6B359562CE.svg" xlink:type="simple" xlink:show="embed" xlink:actuate="onLoad">
            <text:p/>
          </draw:image>
        </draw:frame>
        <draw:frame draw:style-name="gr7" draw:text-style-name="P9" draw:layer="layout" svg:width="1.891cm" svg:height="1.182cm" svg:x="15.5cm" svg:y="12.589cm">
          <draw:image xlink:href="Pictures/20000001000034EB000021135DB312FD.sv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54cm" svg:x="25.2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12.174cm" svg:y="2.43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4.367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6.29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8.223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10.151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12.07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14.007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15.935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174cm" svg:y="17.863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cm" svg:height="3.75cm" svg:x="-9.537cm" svg:y="17.25cm">
          <draw:image xlink:href="Pictures/20000001000027B0000018CEB0A99FB0.svg" xlink:type="simple" xlink:show="embed" xlink:actuate="onLoad">
            <text:p/>
          </draw:image>
        </draw:frame>
        <draw:frame draw:style-name="gr7" draw:text-style-name="P9" draw:layer="layout" svg:width="5.073cm" svg:height="6cm" svg:x="-10.263cm" svg:y="8.472cm">
          <draw:image xlink:href="Pictures/2000000100001A9000001F6B5E764478.svg" xlink:type="simple" xlink:show="embed" xlink:actuate="onLoad">
            <text:p/>
          </draw:image>
        </draw:frame>
        <draw:frame draw:style-name="gr7" draw:text-style-name="P9" draw:layer="layout" svg:width="1.823cm" svg:height="6cm" svg:x="-7.915cm" svg:y="-1.642cm">
          <draw:image xlink:href="Pictures/200000010000121600003B88757AF896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102cm" svg:y="2.43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03cm" svg:y="2.43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958cm" svg:y="2.43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246cm" svg:y="2.439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318cm" svg:y="2.43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39cm" svg:y="2.43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246cm" svg:y="12.079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318cm" svg:y="12.079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102cm" svg:y="12.079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03cm" svg:y="12.07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958cm" svg:y="12.079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886cm" svg:y="12.079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814cm" svg:y="12.079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742cm" svg:y="12.07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frame draw:style-name="gr16" draw:text-style-name="P15" draw:layer="layout" svg:width="7.532cm" svg:height="2.294cm" draw:transform="rotate (1.5707963267949) translate (1.417cm 20.023cm)">
          <draw:text-box>
            <text:p text:style-name="P1"><text:span text:style-name="T20"><text:s text:c="12"/></text:span></text:p>
          </draw:text-box>
        </draw:frame>
        <draw:rect draw:style-name="gr17" draw:text-style-name="P9" draw:layer="layout" svg:width="7.982cm" svg:height="0.837cm" draw:transform="rotate (1.5707963267949) translate (2.976cm 20.1cm)">
          <text:p/>
        </draw:rect>
        <draw:frame draw:style-name="gr18" draw:text-style-name="P17" draw:layer="layout" svg:width="6.761cm" svg:height="3.513cm" draw:transform="rotate (1.5707963267949) translate (0.438cm 8.884cm)">
          <draw:text-box>
            <text:p text:style-name="P16"><text:span text:style-name="T2">Mots Fléchés</text:span></text:p>
          </draw:text-box>
        </draw:frame>
        <draw:frame draw:style-name="gr19" draw:text-style-name="P18" draw:layer="layout" svg:width="2.301cm" svg:height="4.679cm" draw:transform="rotate (1.5707963267949) translate (0.148cm 2.629cm)">
          <draw:text-box>
            <text:p text:style-name="P1"><text:span text:style-name="T21">2</text:span></text:p>
          </draw:text-box>
        </draw:frame>
        <draw:rect draw:style-name="gr20" draw:text-style-name="P9" draw:layer="layout" svg:width="1.852cm" svg:height="2.229cm" draw:transform="rotate (1.5707963267949) translate (1.075cm 2.849cm)">
          <text:p/>
        </draw:rect>
        <draw:custom-shape draw:style-name="gr8" draw:text-style-name="P10" draw:layer="layout" svg:width="0.551cm" svg:height="0.55cm" draw:transform="rotate (1.90223435174862) translate (1.971cm 10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skewX (-0.00174532925199432) rotate (1.90223435174862) translate (1.613cm 9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49cm" draw:transform="rotate (1.90223435174862) translate (1.434cm 9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255cm 8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451cm 11.05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3.012cm 10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3.532cm 10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2.833cm 9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skewX (-0.00174532925199427) rotate (1.90223435174862) translate (1.953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596cm 8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116cm 7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951cm" svg:height="2.351cm" draw:transform="rotate (1.5707963267949) translate (24.229cm 20.451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4.229cm 20.45cm)">
          <draw:text-box>
            <text:p text:style-name="P9"><text:span text:style-name="T22">9</text:span></text:p>
          </draw:text-box>
        </draw:frame>
        <draw:frame draw:style-name="gr23" draw:text-style-name="P20" draw:layer="layout" svg:width="2.245cm" svg:height="0.645cm" draw:transform="rotate (1.5707963267949) translate (25.935cm 17.745cm)">
          <draw:text-box>
            <text:p text:style-name="P11"><text:span text:style-name="T23">candle</text:span></text:p>
          </draw:text-box>
        </draw:frame>
        <draw:custom-shape draw:style-name="gr8" draw:text-style-name="P9" draw:layer="layout" svg:width="4.951cm" svg:height="2.351cm" draw:transform="rotate (1.5707963267949) translate (21.734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1.734cm 20.475cm)">
          <draw:text-box>
            <text:p text:style-name="P9"><text:span text:style-name="T22">8</text:span></text:p>
          </draw:text-box>
        </draw:frame>
        <draw:frame draw:style-name="gr23" draw:text-style-name="P20" draw:layer="layout" svg:width="2.245cm" svg:height="0.645cm" draw:transform="rotate (1.5707963267949) translate (23.44cm 17.77cm)">
          <draw:text-box>
            <text:p text:style-name="P11"><text:span text:style-name="T23">fish</text:span></text:p>
          </draw:text-box>
        </draw:frame>
        <draw:custom-shape draw:style-name="gr8" draw:text-style-name="P9" draw:layer="layout" svg:width="4.951cm" svg:height="2.351cm" draw:transform="rotate (1.5707963267949) translate (19.24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9.24cm 20.475cm)">
          <draw:text-box>
            <text:p text:style-name="P9"><text:span text:style-name="T22">7</text:span></text:p>
          </draw:text-box>
        </draw:frame>
        <draw:frame draw:style-name="gr23" draw:text-style-name="P20" draw:layer="layout" svg:width="2.245cm" svg:height="0.645cm" draw:transform="rotate (1.5707963267949) translate (20.946cm 17.77cm)">
          <draw:text-box>
            <text:p text:style-name="P11"><text:span text:style-name="T23">jokes</text:span></text:p>
          </draw:text-box>
        </draw:frame>
        <draw:custom-shape draw:style-name="gr8" draw:text-style-name="P9" draw:layer="layout" svg:width="4.951cm" svg:height="2.351cm" draw:transform="rotate (1.5707963267949) translate (16.745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6.745cm 20.475cm)">
          <draw:text-box>
            <text:p text:style-name="P9"><text:span text:style-name="T22">6</text:span></text:p>
          </draw:text-box>
        </draw:frame>
        <draw:frame draw:style-name="gr23" draw:text-style-name="P20" draw:layer="layout" svg:width="2.245cm" svg:height="0.645cm" draw:transform="rotate (1.5707963267949) translate (18.451cm 17.77cm)">
          <draw:text-box>
            <text:p text:style-name="P11"><text:span text:style-name="T23">car</text:span></text:p>
          </draw:text-box>
        </draw:frame>
        <draw:custom-shape draw:style-name="gr8" draw:text-style-name="P9" draw:layer="layout" svg:width="4.951cm" svg:height="2.351cm" draw:transform="rotate (1.5707963267949) translate (14.251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4.251cm 20.475cm)">
          <draw:text-box>
            <text:p text:style-name="P9"><text:span text:style-name="T22">5</text:span></text:p>
          </draw:text-box>
        </draw:frame>
        <draw:frame draw:style-name="gr23" draw:text-style-name="P20" draw:layer="layout" svg:width="2.245cm" svg:height="0.645cm" draw:transform="rotate (1.5707963267949) translate (15.957cm 17.77cm)">
          <draw:text-box>
            <text:p text:style-name="P11"><text:span text:style-name="T23">case</text:span></text:p>
          </draw:text-box>
        </draw:frame>
        <draw:custom-shape draw:style-name="gr8" draw:text-style-name="P9" draw:layer="layout" svg:width="4.951cm" svg:height="2.351cm" draw:transform="rotate (1.5707963267949) translate (11.756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11.756cm 20.475cm)">
          <draw:text-box>
            <text:p text:style-name="P9"><text:span text:style-name="T22">4</text:span></text:p>
          </draw:text-box>
        </draw:frame>
        <draw:frame draw:style-name="gr23" draw:text-style-name="P20" draw:layer="layout" svg:width="2.245cm" svg:height="0.645cm" draw:transform="rotate (1.5707963267949) translate (13.462cm 17.77cm)">
          <draw:text-box>
            <text:p text:style-name="P11"><text:span text:style-name="T23">ladle</text:span></text:p>
          </draw:text-box>
        </draw:frame>
        <draw:custom-shape draw:style-name="gr8" draw:text-style-name="P9" draw:layer="layout" svg:width="4.951cm" svg:height="2.351cm" draw:transform="rotate (1.5707963267949) translate (9.262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9.262cm 20.475cm)">
          <draw:text-box>
            <text:p text:style-name="P9"><text:span text:style-name="T22">3</text:span></text:p>
          </draw:text-box>
        </draw:frame>
        <draw:frame draw:style-name="gr23" draw:text-style-name="P20" draw:layer="layout" svg:width="2.245cm" svg:height="0.645cm" draw:transform="rotate (1.5707963267949) translate (10.968cm 17.77cm)">
          <draw:text-box>
            <text:p text:style-name="P11"><text:span text:style-name="T23">road</text:span></text:p>
          </draw:text-box>
        </draw:frame>
        <draw:custom-shape draw:style-name="gr8" draw:text-style-name="P9" draw:layer="layout" svg:width="4.951cm" svg:height="2.351cm" draw:transform="rotate (1.5707963267949) translate (6.767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6.767cm 20.475cm)">
          <draw:text-box>
            <text:p text:style-name="P9"><text:span text:style-name="T22">2</text:span></text:p>
          </draw:text-box>
        </draw:frame>
        <draw:frame draw:style-name="gr23" draw:text-style-name="P20" draw:layer="layout" svg:width="2.245cm" svg:height="0.645cm" draw:transform="rotate (1.5707963267949) translate (8.473cm 17.77cm)">
          <draw:text-box>
            <text:p text:style-name="P11"><text:span text:style-name="T23">castle</text:span></text:p>
          </draw:text-box>
        </draw:frame>
        <draw:custom-shape draw:style-name="gr8" draw:text-style-name="P9" draw:layer="layout" svg:width="4.951cm" svg:height="2.351cm" draw:transform="rotate (1.5707963267949) translate (4.273cm 20.476cm)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4.273cm 20.475cm)">
          <draw:text-box>
            <text:p text:style-name="P9"><text:span text:style-name="T22">1</text:span></text:p>
          </draw:text-box>
        </draw:frame>
        <draw:frame draw:style-name="gr23" draw:text-style-name="P20" draw:layer="layout" svg:width="2.245cm" svg:height="0.645cm" draw:transform="rotate (1.5707963267949) translate (5.979cm 17.77cm)">
          <draw:text-box>
            <text:p text:style-name="P11"><text:span text:style-name="T23">balcony</text:span></text:p>
          </draw:text-box>
        </draw:frame>
        <draw:custom-shape draw:style-name="gr8" draw:text-style-name="P9" draw:layer="layout" svg:width="4.951cm" svg:height="2.351cm" draw:transform="rotate (1.5707963267949) translate (26.6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4.377cm 1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21.88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9.387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6.892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4.39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1.90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9.40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6.91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4.419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6.82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9" draw:layer="layout" svg:width="2.705cm" svg:height="2.351cm" draw:transform="rotate (1.5707963267949) translate (26.673cm 20.475cm)">
          <draw:text-box>
            <text:p text:style-name="P9"><text:span text:style-name="T22">10</text:span></text:p>
          </draw:text-box>
        </draw:frame>
        <draw:frame draw:style-name="gr23" draw:text-style-name="P20" draw:layer="layout" svg:width="2.245cm" svg:height="0.645cm" draw:transform="rotate (1.5707963267949) translate (28.379cm 17.77cm)">
          <draw:text-box>
            <text:p text:style-name="P11"><text:span text:style-name="T23">bak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0:42:01</meta:creation-date>
    <meta:print-date>2012-05-25T14:49:31</meta:print-date>
    <dc:date>2013-05-16T19:41:37</dc:date>
    <meta:editing-duration>PT23H38M17S</meta:editing-duration>
    <meta:editing-cycles>84</meta:editing-cycles>
    <meta:generator>LibreOffice/3.5$Linux_X86_64 LibreOffice_project/350m1$Build-2</meta:generator>
    <dc:creator>aldric </dc:creator>
    <meta:document-statistic meta:object-count="557"/>
  </office:meta>
</office:document-meta>
</file>